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29b0" officeooo:paragraph-rsid="000429b0"/>
    </style:style>
    <style:style style:name="P2" style:family="paragraph" style:parent-style-name="Standard">
      <style:text-properties officeooo:paragraph-rsid="000429b0"/>
    </style:style>
    <style:style style:name="P3" style:family="paragraph" style:parent-style-name="Standard">
      <style:text-properties officeooo:rsid="00066944" officeooo:paragraph-rsid="00066944"/>
    </style:style>
    <style:style style:name="T1" style:family="text">
      <style:text-properties officeooo:rsid="000429b0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als:</text:p>
      <text:p text:style-name="P1"/>
      <text:p text:style-name="P1"/>
      <text:p text:style-name="P1">Demonstrate professionalism</text:p>
      <text:p text:style-name="P1"/>
      <text:p text:style-name="P1">Showcase work</text:p>
      <text:p text:style-name="P1"/>
      <text:p text:style-name="P1">Showcase personality</text:p>
      <text:p text:style-name="P1"/>
      <text:p text:style-name="P1"/>
      <text:p text:style-name="P1"/>
      <text:p text:style-name="P1"/>
      <text:p text:style-name="P1">Home Page</text:p>
      <text:p text:style-name="P1"/>
      <text:p text:style-name="P1">header:</text:p>
      <text:p text:style-name="P1"><text:tab/>Design By Cameron Roberts</text:p>
      <text:p text:style-name="P1"/>
      <text:p text:style-name="P1">Splash Text:</text:p>
      <text:p text:style-name="P1"><text:tab/>Creating Immersive Digital Worlds!</text:p>
      <text:p text:style-name="P1"/>
      <text:p text:style-name="P1">My Services:</text:p>
      <text:p text:style-name="P1"><text:tab/>3D Graphics and Design</text:p>
      <text:p text:style-name="P1"><text:tab/>Interactive Experiences and Games</text:p>
      <text:p text:style-name="P1"><text:tab/>Motion Graphics and Design</text:p>
      <text:p text:style-name="P1"/>
      <text:p text:style-name="P1">My Work:</text:p>
      <text:p text:style-name="P1"><text:tab/>I have a variety experiences ready to be leveraged on your next project. Check out my work <text:span text:style-name="T2">here</text:span>.</text:p>
      <text:p text:style-name="P1"/>
      <text:p text:style-name="P1">Let Me Do the Dirty Work:</text:p>
      <text:p text:style-name="P2"><text:span text:style-name="T1"><text:tab/></text:span>Tedious work stalling your dream project? Let me do the "boring" stuff! </text:p>
      <text:p text:style-name="P2"/>
      <text:p text:style-name="P1">I offer:</text:p>
      <text:p text:style-name="P1"><text:tab/>3D Character Rigging</text:p>
      <text:p text:style-name="P1"><text:tab/>3D Low-Poly Re-meshing and LOD Creation</text:p>
      <text:p text:style-name="P1"><text:tab/>UV Unwrapping and Layout</text:p>
      <text:p text:style-name="P1"/>
      <text:p text:style-name="P1">Ready to make your next web campaign pop?</text:p>
      <text:p text:style-name="P1"><text:tab/>3D Graphics and Motion Design can help make you stand out from the crowd!</text:p>
      <text:p text:style-name="P1"/>
      <text:p text:style-name="P1"><text:tab/>3D Characters and Mascots</text:p>
      <text:p text:style-name="P1"><text:tab/>Eye catching banner ads</text:p>
      <text:p text:style-name="P1"><text:tab/>Captivating Social Media Content</text:p>
      <text:p text:style-name="P1"/>
      <text:p text:style-name="P3">About Cameron</text:p>
      <text:p text:style-name="P3"/>
      <text:p text:style-name="P3">Cameron graduated from Corban University with a degree in Media Arts. He has worked on a variety of media projects ranging from short films, to non-profit media campaigns, to game design. </text:p>
      <text:p text:style-name="P3"><text:soft-page-break/><text:s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0T15:33:27.488000000</meta:creation-date>
    <dc:date>2025-05-20T15:49:22.099000000</dc:date>
    <meta:editing-duration>PT16M3S</meta:editing-duration>
    <meta:editing-cycles>2</meta:editing-cycles>
    <meta:generator>LibreOffice/7.6.6.3$Windows_X86_64 LibreOffice_project/d97b2716a9a4a2ce1391dee1765565ea469b0ae7</meta:generator>
    <meta:document-statistic meta:table-count="0" meta:image-count="0" meta:object-count="0" meta:page-count="2" meta:paragraph-count="30" meta:word-count="154" meta:character-count="949" meta:non-whitespace-character-count="805"/>
  </office:meta>
</office:document-meta>
</file>